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df541" officeooo:paragraph-rsid="001df541"/>
    </style:style>
    <style:style style:name="P2" style:family="paragraph" style:parent-style-name="Heading_20_3">
      <style:text-properties officeooo:paragraph-rsid="001ecc17"/>
    </style:style>
    <style:style style:name="P3" style:family="paragraph" style:parent-style-name="Standard">
      <style:text-properties officeooo:rsid="001df541" officeooo:paragraph-rsid="001df541"/>
    </style:style>
    <style:style style:name="P4" style:family="paragraph" style:parent-style-name="Standard">
      <style:text-properties fo:font-weight="bold" officeooo:rsid="001df541" officeooo:paragraph-rsid="001df541" style:font-weight-asian="bold" style:font-weight-complex="bold"/>
    </style:style>
    <style:style style:name="P5" style:family="paragraph" style:parent-style-name="Text_20_body">
      <style:text-properties officeooo:paragraph-rsid="0021931d"/>
    </style:style>
    <style:style style:name="P6" style:family="paragraph" style:parent-style-name="Text_20_body">
      <style:text-properties officeooo:rsid="0022641a" officeooo:paragraph-rsid="0022641a"/>
    </style:style>
    <style:style style:name="P7" style:family="paragraph" style:parent-style-name="Text_20_body" style:list-style-name="L1">
      <style:text-properties officeooo:paragraph-rsid="0021931d"/>
    </style:style>
    <style:style style:name="P8" style:family="paragraph" style:parent-style-name="Text_20_body" style:list-style-name="L1">
      <style:text-properties officeooo:rsid="0021931d" officeooo:paragraph-rsid="0021931d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text-properties officeooo:paragraph-rsid="00216ab1"/>
    </style:style>
    <style:style style:name="P11" style:family="paragraph" style:parent-style-name="Text_20_body" style:list-style-name="L4">
      <style:text-properties officeooo:paragraph-rsid="001fd9a9"/>
    </style:style>
    <style:style style:name="P12" style:family="paragraph" style:parent-style-name="Text_20_body" style:list-style-name="L4">
      <style:text-properties officeooo:paragraph-rsid="00246df8"/>
    </style:style>
    <style:style style:name="P13" style:family="paragraph" style:parent-style-name="Text_20_body" style:list-style-name="L4">
      <style:text-properties officeooo:paragraph-rsid="00250d6e"/>
    </style:style>
    <style:style style:name="P14" style:family="paragraph" style:parent-style-name="Text_20_body" style:list-style-name="L4">
      <style:text-properties officeooo:paragraph-rsid="0025f6aa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officeooo:rsid="001ecc17"/>
    </style:style>
    <style:style style:name="T2" style:family="text">
      <style:text-properties fo:font-weight="normal" officeooo:rsid="001fd9a9" style:font-weight-asian="normal" style:font-weight-complex="normal"/>
    </style:style>
    <style:style style:name="T3" style:family="text">
      <style:text-properties fo:font-weight="normal" officeooo:rsid="00216ab1" style:font-weight-asian="normal" style:font-weight-complex="normal"/>
    </style:style>
    <style:style style:name="T4" style:family="text">
      <style:text-properties fo:font-weight="normal" officeooo:rsid="00246df8" style:font-weight-asian="normal" style:font-weight-complex="normal"/>
    </style:style>
    <style:style style:name="T5" style:family="text">
      <style:text-properties fo:font-weight="normal" officeooo:rsid="00250d6e" style:font-weight-asian="normal" style:font-weight-complex="normal"/>
    </style:style>
    <style:style style:name="T6" style:family="text">
      <style:text-properties fo:font-weight="normal" officeooo:rsid="0025f6aa" style:font-weight-asian="normal" style:font-weight-complex="normal"/>
    </style:style>
    <style:style style:name="T7" style:family="text">
      <style:text-properties officeooo:rsid="00216ab1"/>
    </style:style>
    <style:style style:name="T8" style:family="text">
      <style:text-properties officeooo:rsid="002193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neral Purpose Voyager</text:p>
      <text:p text:style-name="P3"/>
      <text:h text:style-name="P1" text:outline-level="3">1. <text:span text:style-name="Strong_20_Emphasis">Automatic Curriculum</text:span></text:h>
      <text:p text:style-name="Text_20_body">In the context o<text:span text:style-name="T8">f an operating system</text:span>, this component would be designed to identify and prioritize tasks based on the system's current state, <text:span text:style-name="T7">current knowledge </text:span><text:span text:style-name="T8">(in the skill library)</text:span><text:span text:style-name="T7"> and human goals</text:span>.</text:p>
      <text:p text:style-name="P6">Mostly requires prompt engineering with the most powerful model up to date.</text:p>
      <text:h text:style-name="Heading_20_3" text:outline-level="3">2. <text:span text:style-name="Strong_20_Emphasis">Skill Library</text:span></text:h>
      <text:p text:style-name="P5">This would be a repository of scripts and commands that the agent can execute to perform tasks identified by the curriculum. <text:span text:style-name="T8">They will be entirely written in python.<text:line-break/>Possible range of skills:</text:span></text:p>
      <text:list xml:id="list1795831243" text:style-name="L1">
        <text:list-item>
          <text:p text:style-name="P7"><text:span text:style-name="T8">C</text:span>leaning temporary files.</text:p>
        </text:list-item>
        <text:list-item>
          <text:p text:style-name="P7"><text:span text:style-name="T8">C</text:span>onfiguring a firewall.</text:p>
        </text:list-item>
        <text:list-item>
          <text:p text:style-name="P7"><text:span text:style-name="T8">S</text:span>etting up a web server.</text:p>
        </text:list-item>
        <text:list-item>
          <text:p text:style-name="P8">Send an email.</text:p>
        </text:list-item>
        <text:list-item>
          <text:p text:style-name="P8">Write a simple essay and save the file.</text:p>
        </text:list-item>
      </text:list>
      <text:p text:style-name="Text_20_body"><text:span text:style-name="Strong_20_Emphasis">Implementation Suggestions:</text:span></text:p>
      <text:list xml:id="list1195635235" text:style-name="L2">
        <text:list-item>
          <text:p text:style-name="P15">Store each script with a description in <text:span text:style-name="T8">chromadb.</text:span></text:p>
        </text:list-item>
      </text:list>
      <text:h text:style-name="Heading_20_3" text:outline-level="3">3. <text:span text:style-name="Strong_20_Emphasis">Iterative Prompting Mechanism</text:span></text:h>
      <text:p text:style-name="Text_20_body"><text:span text:style-name="T8">T</text:span>his would <text:span text:style-name="T8">be the main part of the system, it would</text:span> involve <text:span text:style-name="T8">retrieving skills based on the environment data sources, executing them,</text:span> monitoring their outcomes <text:span text:style-name="T8">and new states of the environment</text:span>, and refining them based on feedback. This could include error handling and optimization of commands to better suit the current system state or task requirements.</text:p>
      <text:p text:style-name="Text_20_body"><text:span text:style-name="Strong_20_Emphasis">Implementation Suggestions:</text:span></text:p>
      <text:list xml:id="list2326784063" text:style-name="L3">
        <text:list-item>
          <text:p text:style-name="P16">Integrate a feedback loop that captures the stdout and stderr outputs of scripts to evaluate their success or failure.</text:p>
        </text:list-item>
        <text:list-item>
          <text:p text:style-name="P9">Develop a mechanism to modify and improve scripts based on execution results.</text:p>
        </text:list-item>
      </text:list>
      <text:h text:style-name="P2" text:outline-level="3"><text:span text:style-name="Strong_20_Emphasis"><text:span text:style-name="T1">4. Environment data sources</text:span></text:span></text:h>
      <text:list xml:id="list3837141667" text:style-name="L4">
        <text:list-item>
          <text:p text:style-name="P10"><text:span text:style-name="Strong_20_Emphasis"><text:span text:style-name="T2">Human Goal.</text:span></text:span></text:p>
        </text:list-item>
        <text:list-item>
          <text:p text:style-name="P10"><text:span text:style-name="Strong_20_Emphasis"><text:span text:style-name="T3">Pixel location and description of GUI elements.</text:span></text:span></text:p>
          <text:list>
            <text:list-item>
              <text:p text:style-name="P13"><text:span text:style-name="Strong_20_Emphasis"><text:span text:style-name="T5">To detect and save new GUI elements, text areas and their text, we will use </text:span></text:span><text:span text:style-name="Strong_20_Emphasis"><text:span text:style-name="T5">, </text:span></text:span><text:span text:style-name="Strong_20_Emphasis"><text:span text:style-name="T6">and gpt4 vision model to embed images descriptions.</text:span></text:span></text:p>
            </text:list-item>
            <text:list-item>
              <text:p text:style-name="P14"><text:span text:style-name="Strong_20_Emphasis"><text:span text:style-name="T5">Use pyautogui to rapidly locate known GUI elements. </text:span></text:span><text:span text:style-name="Strong_20_Emphasis"><text:span text:style-name="T6">(given a description of the desired gui element, we obtain it using our chromadb, and use pyautogui to locate it in the screen)</text:span></text:span></text:p>
            </text:list-item>
          </text:list>
        </text:list-item>
        <text:list-item>
          <text:p text:style-name="P10"><text:soft-page-break/><text:span text:style-name="Strong_20_Emphasis"><text:span text:style-name="T3">Execution errors.</text:span></text:span></text:p>
          <text:list>
            <text:list-item>
              <text:p text:style-name="P12"><text:span text:style-name="Strong_20_Emphasis"><text:span text:style-name="T4">Execution through </text:span></text:span><text:span text:style-name="Strong_20_Emphasis"><text:span text:style-name="Source_20_Text"><text:span text:style-name="T4">pyautogui</text:span></text:span></text:span></text:p>
            </text:list-item>
          </text:list>
        </text:list-item>
        <text:list-item>
          <text:p text:style-name="P11"><text:span text:style-name="Strong_20_Emphasis"><text:span text:style-name="T2">Human feedback.</text:span>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8T10:55:27.042241007</meta:creation-date>
    <dc:date>2024-04-29T10:31:54.869457873</dc:date>
    <meta:editing-duration>PT16H50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300" meta:character-count="1804" meta:non-whitespace-character-count="1545"/>
  </office:meta>
</office:document-meta>
</file>